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22_16-12-46_000.jpg</text:p>
          </table:table-cell>
          <table:table-cell table:style-name="ce8" office:value-type="string">
            <text:p>:m 東和 PHOTO / 210123sa / 錦糸町駅 / 江東橋４丁目計画 / ２名（酒井さん） / ホクシン設備（大勝） / 資料：スケジュール</text:p>
          </table:table-cell>
          <table:table-cell table:style-name="ce4"/>
          <table:table-cell table:style-name="ce4"/>
          <table:table-cell table:style-name="ce4" office:value-type="string">
            <text:p>N-35-35-28.642272 E-139-34-48.995361</text:p>
          </table:table-cell>
          <table:table-cell table:style-name="ce36" table:formula="of:=IF([.E2]=&quot;&quot;;[.C2];CONCATENATE([.C2];&quot; / &quot;;[.E2]))" office:value-type="string" office:string-value=":m 東和 PHOTO / 210123sa / 錦糸町駅 / 江東橋４丁目計画 / ２名（酒井さん） / ホクシン設備（大勝） / 資料：スケジュール">
            <text:p>:m 東和 PHOTO / 210123sa / 錦糸町駅 / 江東橋４丁目計画 / ２名（酒井さん） / ホクシン設備（大勝） / 資料：スケジュール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22_16-13-51_000.jpg</text:p>
          </table:table-cell>
          <table:table-cell table:style-name="ce8" office:value-type="string">
            <text:p>:m 東和 PHOTO / 210123sa / 錦糸町駅 / 江東橋４丁目計画 / ２名（酒井さん） / ホクシン設備（大勝） / 資料：地図</text:p>
          </table:table-cell>
          <table:table-cell table:style-name="ce4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6" table:formula="of:=IF([.E3]=&quot;&quot;;[.C3];CONCATENATE([.C3];&quot; / &quot;;[.E3]))" office:value-type="string" office:string-value=":m 東和 PHOTO / 210123sa / 錦糸町駅 / 江東橋４丁目計画 / ２名（酒井さん） / ホクシン設備（大勝） / 資料：地図">
            <text:p>:m 東和 PHOTO / 210123sa / 錦糸町駅 / 江東橋４丁目計画 / ２名（酒井さん） / ホクシン設備（大勝） / 資料：地図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2_16-18-13_000.jpg</text:p>
          </table:table-cell>
          <table:table-cell table:style-name="ce8" office:value-type="string">
            <text:p>:m 東和 PHOTO / 210123sa / 錦糸町駅 / 江東橋４丁目計画 / ２名（酒井さん） / ホクシン設備（大勝） / 資料：地図：ストリート</text:p>
          </table:table-cell>
          <table:table-cell table:style-name="ce18"/>
          <table:table-cell table:style-name="ce4"/>
          <table:table-cell table:style-name="ce4" office:value-type="string">
            <text:p>N-35-35-28.642272 E-139-34-48.940429</text:p>
          </table:table-cell>
          <table:table-cell table:style-name="ce36" table:formula="of:=IF([.E4]=&quot;&quot;;[.C4];CONCATENATE([.C4];&quot; / &quot;;[.E4]))" office:value-type="string" office:string-value=":m 東和 PHOTO / 210123sa / 錦糸町駅 / 江東橋４丁目計画 / ２名（酒井さん） / ホクシン設備（大勝） / 資料：地図：ストリート">
            <text:p>:m 東和 PHOTO / 210123sa / 錦糸町駅 / 江東橋４丁目計画 / ２名（酒井さん） / ホクシン設備（大勝） / 資料：地図：ストリート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1-22_19-14-40_000.jpg</text:p>
          </table:table-cell>
          <table:table-cell table:style-name="ce17" office:value-type="string">
            <text:p>:m :尺八,shakuhachi 1*1 / session-memo / s.1:score+,content=relay-17;f-N</text:p>
          </table:table-cell>
          <table:table-cell table:style-name="ce19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6" table:formula="of:=IF([.E5]=&quot;&quot;;[.C5];CONCATENATE([.C5];&quot; / &quot;;[.E5]))" office:value-type="string" office:string-value=":m :尺八,shakuhachi 1*1 / session-memo / s.1:score+,content=relay-17;f-N">
            <text:p>:m :尺八,shakuhachi 1*1 / session-memo / s.1:score+,content=relay-17;f-N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22_20-43-43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367614 E-139-34-49.709472</text:p>
          </table:table-cell>
          <table:table-cell table:style-name="ce36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22_22-08-11_000.jpg</text:p>
          </table:table-cell>
          <table:table-cell table:style-name="ce26" office:value-type="string">
            <text:p>:m 記録 / 身体 / ケガ / loc=右手：親指：左上隅：爪の角,cause=不明,loc-incident=~,id=2021-01-22_11-44-17_000.jpg,phase=テープを貼ったところ；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6" table:formula="of:=IF([.E7]=&quot;&quot;;[.C7];CONCATENATE([.C7];&quot; / &quot;;[.E7]))" office:value-type="string" office:string-value=":m 記録 / 身体 / ケガ / loc=右手：親指：左上隅：爪の角,cause=不明,loc-incident=~,id=2021-01-22_11-44-17_000.jpg,phase=テープを貼ったところ；,apparatus=~,injury=ひび割れ">
            <text:p>:m 記録 / 身体 / ケガ / loc=右手：親指：左上隅：爪の角,cause=不明,loc-incident=~,id=2021-01-22_11-44-17_000.jpg,phase=テープを貼ったところ；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22_22-08-34_000.jpg</text:p>
          </table:table-cell>
          <table:table-cell table:style-name="ce19" office:value-type="string">
            <text:p>:m 記録 / 身体 / ケガ / loc=右踵：縁,cause=不明,loc-incident=~,id=2021-01-20_23-46-11_000.jpg,phase=風呂から出たところ；テープ前,apparatus=~,injury=ひび割れ</text:p>
          </table:table-cell>
          <table:table-cell table:style-name="ce20"/>
          <table:table-cell table:style-name="ce4"/>
          <table:table-cell table:style-name="ce4" office:value-type="string">
            <text:p>N-35-35-28.0 E-139-34-49.0</text:p>
          </table:table-cell>
          <table:table-cell table:style-name="ce36" table:formula="of:=IF([.E8]=&quot;&quot;;[.C8];CONCATENATE([.C8];&quot; / &quot;;[.E8]))" office:value-type="string" office:string-value=":m 記録 / 身体 / ケガ / loc=右踵：縁,cause=不明,loc-incident=~,id=2021-01-20_23-46-11_000.jpg,phase=風呂から出たところ；テープ前,apparatus=~,injury=ひび割れ">
            <text:p>:m 記録 / 身体 / ケガ / loc=右踵：縁,cause=不明,loc-incident=~,id=2021-01-20_23-46-11_000.jpg,phase=風呂から出たところ；テープ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22_22-08-59_000.jpg</text:p>
          </table:table-cell>
          <table:table-cell table:style-name="ce19" office:value-type="string">
            <text:p>:m 記録 / 身体 / ケガ / loc=左踵：縁,cause=不明,loc-incident=~,id=2021-01-17_23-38-15_000.jpg,phase=風呂から出たところ；,apparatus=~,injury=ひび割れ</text:p>
          </table:table-cell>
          <table:table-cell table:style-name="ce19"/>
          <table:table-cell table:style-name="ce4"/>
          <table:table-cell table:style-name="ce4" office:value-type="string">
            <text:p>N-35-35-28.614807 E-139-34-49.215087</text:p>
          </table:table-cell>
          <table:table-cell table:style-name="ce36" table:formula="of:=IF([.E9]=&quot;&quot;;[.C9];CONCATENATE([.C9];&quot; / &quot;;[.E9]))" office:value-type="string" office:string-value=":m 記録 / 身体 / ケガ / loc=左踵：縁,cause=不明,loc-incident=~,id=2021-01-17_23-38-15_000.jpg,phase=風呂から出たところ；,apparatus=~,injury=ひび割れ">
            <text:p>:m 記録 / 身体 / ケガ / loc=左踵：縁,cause=不明,loc-incident=~,id=2021-01-17_23-38-15_000.jpg,phase=風呂から出たところ；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22_22-33-08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6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22_23-41-51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6" table:formula="of:=IF([.E11]=&quot;&quot;;[.C11];CONCATENATE([.C11];&quot; / &quot;;[.E11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23_02-15-29_000.jpg</text:p>
          </table:table-cell>
          <table:table-cell table:style-name="ce20" office:value-type="string">
            <text:p>:m :PHOTO 起きた時刻（夜中） / </text:p>
          </table:table-cell>
          <table:table-cell table:style-name="ce20"/>
          <table:table-cell table:style-name="ce4"/>
          <table:table-cell table:style-name="ce4" office:value-type="string">
            <text:p>N-35-35-28.62854 E-139-34-49.434814</text:p>
          </table:table-cell>
          <table:table-cell table:style-name="ce36" table:formula="of:=IF([.E12]=&quot;&quot;;[.C12];CONCATENATE([.C12];&quot; / &quot;;[.E12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23_04-07-1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/>
          <table:table-cell table:style-name="ce36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23_04-30-18_000.jpg</text:p>
          </table:table-cell>
          <table:table-cell table:style-name="ce19" office:value-type="string">
            <text:p>:PHOTO 記録 / 経過記録；作ったもの / food=焼酎漬け / material=ニンニク：３玉；liquor=麦焼酎：400ml,time=~,container=big-medium-jar-at-kitchen / type=~,other=~,id=2021-01-18_00-17-34_000.jpg</text:p>
          </table:table-cell>
          <table:table-cell table:style-name="ce20"/>
          <table:table-cell table:style-name="ce4"/>
          <table:table-cell table:style-name="ce4" office:value-type="string">
            <text:p>N-35-35-28.656005 E-139-34-48.720703</text:p>
          </table:table-cell>
          <table:table-cell table:style-name="ce36" table:formula="of:=IF([.E14]=&quot;&quot;;[.C14];CONCATENATE([.C14];&quot; / &quot;;[.E14]))" office:value-type="string" office:string-value=":PHOTO 記録 / 経過記録；作ったもの / food=焼酎漬け / material=ニンニク：３玉；liquor=麦焼酎：400ml,time=~,container=big-medium-jar-at-kitchen / type=~,other=~,id=2021-01-18_00-17-34_000.jpg">
            <text:p>:PHOTO 記録 / 経過記録；作ったもの / food=焼酎漬け / material=ニンニク：３玉；liquor=麦焼酎：400ml,time=~,container=big-medium-jar-at-kitchen / type=~,other=~,id=2021-01-18_00-17-34_000.jpg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23_05-28-11_000.jpg</text:p>
          </table:table-cell>
          <table:table-cell table:style-name="ce8" office:value-type="string">
            <text:p>:m 東和 PHOTO / 210123sa / 錦糸町駅 / 江東橋４丁目計画 / ２名（酒井さん） / ホクシン設備（大勝） / 出発時間</text:p>
          </table:table-cell>
          <table:table-cell table:style-name="ce19"/>
          <table:table-cell table:style-name="ce4"/>
          <table:table-cell table:style-name="ce4" office:value-type="string">
            <text:p>N-35-35-28.271484 E-139-34-49.98413</text:p>
          </table:table-cell>
          <table:table-cell table:style-name="ce36" table:formula="of:=IF([.E15]=&quot;&quot;;[.C15];CONCATENATE([.C15];&quot; / &quot;;[.E15]))" office:value-type="string" office:string-value=":m 東和 PHOTO / 210123sa / 錦糸町駅 / 江東橋４丁目計画 / ２名（酒井さん） / ホクシン設備（大勝） / 出発時間">
            <text:p>:m 東和 PHOTO / 210123sa / 錦糸町駅 / 江東橋４丁目計画 / ２名（酒井さん） / ホクシン設備（大勝） / 出発時間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23_06-52-48_000.jpg</text:p>
          </table:table-cell>
          <table:table-cell table:style-name="ce8" office:value-type="string">
            <text:p>:m 東和 PHOTO / 210123sa / 錦糸町駅 / 江東橋４丁目計画 / ２名（酒井さん） / ホクシン設備（大勝） / 現場状況</text:p>
          </table:table-cell>
          <table:table-cell table:style-name="ce19"/>
          <table:table-cell table:style-name="ce4"/>
          <table:table-cell table:style-name="ce4" office:value-type="string">
            <text:p>N-35-41-37.988891 E-139-48-58.568115</text:p>
          </table:table-cell>
          <table:table-cell table:style-name="ce36" table:formula="of:=IF([.E16]=&quot;&quot;;[.C16];CONCATENATE([.C16];&quot; / &quot;;[.E16]))" office:value-type="string" office:string-value=":m 東和 PHOTO / 210123sa / 錦糸町駅 / 江東橋４丁目計画 / ２名（酒井さん） / ホクシン設備（大勝） / 現場状況">
            <text:p>:m 東和 PHOTO / 210123sa / 錦糸町駅 / 江東橋４丁目計画 / ２名（酒井さん） / ホクシン設備（大勝） / 現場状況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23_06-52-49_000.jpg</text:p>
          </table:table-cell>
          <table:table-cell table:style-name="ce8" office:value-type="string">
            <text:p>:m 東和 PHOTO / 210123sa / 錦糸町駅 / 江東橋４丁目計画 / ２名（酒井さん） / ホクシン設備（大勝） / 現場状況</text:p>
          </table:table-cell>
          <table:table-cell table:style-name="ce17"/>
          <table:table-cell table:style-name="ce4"/>
          <table:table-cell table:style-name="ce4" office:value-type="string">
            <text:p>N-35-41-37.988891 E-139-48-58.568115</text:p>
          </table:table-cell>
          <table:table-cell table:style-name="ce36" table:formula="of:=IF([.E17]=&quot;&quot;;[.C17];CONCATENATE([.C17];&quot; / &quot;;[.E17]))" office:value-type="string" office:string-value=":m 東和 PHOTO / 210123sa / 錦糸町駅 / 江東橋４丁目計画 / ２名（酒井さん） / ホクシン設備（大勝） / 現場状況">
            <text:p>:m 東和 PHOTO / 210123sa / 錦糸町駅 / 江東橋４丁目計画 / ２名（酒井さん） / ホクシン設備（大勝） / 現場状況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23_06-53-01_000.jpg</text:p>
          </table:table-cell>
          <table:table-cell table:style-name="ce8" office:value-type="string">
            <text:p>:m 東和 PHOTO / 210123sa / 錦糸町駅 / 江東橋４丁目計画 / ２名（酒井さん） / ホクシン設備（大勝） / 現場状況</text:p>
          </table:table-cell>
          <table:table-cell table:style-name="ce20"/>
          <table:table-cell table:style-name="ce4"/>
          <table:table-cell table:style-name="ce4" office:value-type="string">
            <text:p>N-35-41-38.057556 E-139-48-57.194824</text:p>
          </table:table-cell>
          <table:table-cell table:style-name="ce36" table:formula="of:=IF([.E18]=&quot;&quot;;[.C18];CONCATENATE([.C18];&quot; / &quot;;[.E18]))" office:value-type="string" office:string-value=":m 東和 PHOTO / 210123sa / 錦糸町駅 / 江東橋４丁目計画 / ２名（酒井さん） / ホクシン設備（大勝） / 現場状況">
            <text:p>:m 東和 PHOTO / 210123sa / 錦糸町駅 / 江東橋４丁目計画 / ２名（酒井さん） / ホクシン設備（大勝） / 現場状況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1-23_17-36-33_000.jpg</text:p>
          </table:table-cell>
          <table:table-cell table:style-name="ce8" office:value-type="string">
            <text:p>:m 東和 PHOTO / 210123sa / 錦糸町駅 / 江東橋４丁目計画 / ２名（酒井さん） / ホクシン設備（大勝） / 日報</text:p>
          </table:table-cell>
          <table:table-cell table:style-name="ce18"/>
          <table:table-cell table:style-name="ce4"/>
          <table:table-cell table:style-name="ce4" office:value-type="string">
            <text:p>N-35-35-28.642272 E-139-34-49.434814</text:p>
          </table:table-cell>
          <table:table-cell table:style-name="ce36" table:formula="of:=IF([.E19]=&quot;&quot;;[.C19];CONCATENATE([.C19];&quot; / &quot;;[.E19]))" office:value-type="string" office:string-value=":m 東和 PHOTO / 210123sa / 錦糸町駅 / 江東橋４丁目計画 / ２名（酒井さん） / ホクシン設備（大勝） / 日報">
            <text:p>:m 東和 PHOTO / 210123sa / 錦糸町駅 / 江東橋４丁目計画 / ２名（酒井さん） / ホクシン設備（大勝） / 日報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1-23_21-09-39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59875 E-139-34-49.160156</text:p>
          </table:table-cell>
          <table:table-cell table:style-name="ce36" table:formula="of:=IF([.E20]=&quot;&quot;;[.C20];CONCATENATE([.C20];&quot; / &quot;;[.E20]))" office:value-type="string" office:string-value=":m 食べた物">
            <text:p>:m 食べた物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1-23_23-34-41_000.jpg</text:p>
          </table:table-cell>
          <table:table-cell table:style-name="ce19" office:value-type="string">
            <text:p>:m 記録 / 身体 / ケガ / loc=左手：第３と第４指の間,cause=瓶を洗っていた：瓶の口に当該部分が触れていた,loc-incident=~,id=2021-01-23_23-34-41_000.jpg,phase=風呂から出たところ；,apparatus=~,injury=擦り傷</text:p>
          </table:table-cell>
          <table:table-cell table:style-name="ce17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6" table:formula="of:=IF([.E21]=&quot;&quot;;[.C21];CONCATENATE([.C21];&quot; / &quot;;[.E21]))" office:value-type="string" office:string-value=":m 記録 / 身体 / ケガ / loc=左手：第３と第４指の間,cause=瓶を洗っていた：瓶の口に当該部分が触れていた,loc-incident=~,id=2021-01-23_23-34-41_000.jpg,phase=風呂から出たところ；,apparatus=~,injury=擦り傷">
            <text:p>:m 記録 / 身体 / ケガ / loc=左手：第３と第４指の間,cause=瓶を洗っていた：瓶の口に当該部分が触れていた,loc-incident=~,id=2021-01-23_23-34-41_000.jpg,phase=風呂から出たところ；,apparatus=~,injury=擦り傷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1-23_23-35-19_000.jpg</text:p>
          </table:table-cell>
          <table:table-cell table:style-name="ce26" office:value-type="string">
            <text:p>:m 記録 / 身体 / ケガ / loc=右手：親指：左上隅：爪の角,cause=不明,loc-incident=~,id=2021-01-22_11-44-17_000.jpg,phase=風呂からでたところ；テープを貼る前；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6" table:formula="of:=IF([.E22]=&quot;&quot;;[.C22];CONCATENATE([.C22];&quot; / &quot;;[.E22]))" office:value-type="string" office:string-value=":m 記録 / 身体 / ケガ / loc=右手：親指：左上隅：爪の角,cause=不明,loc-incident=~,id=2021-01-22_11-44-17_000.jpg,phase=風呂からでたところ；テープを貼る前；,apparatus=~,injury=ひび割れ">
            <text:p>:m 記録 / 身体 / ケガ / loc=右手：親指：左上隅：爪の角,cause=不明,loc-incident=~,id=2021-01-22_11-44-17_000.jpg,phase=風呂からでたところ；テープを貼る前；,apparatus=~,injury=ひび割れ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1-23_23-44-01_000.jpg</text:p>
          </table:table-cell>
          <table:table-cell table:style-name="ce19" office:value-type="string">
            <text:p>:m 記録 / 身体 / ケガ / loc=左手：第３と第４指の間,cause=瓶を洗っていた：瓶の口に当該部分が触れていた,loc-incident=~,id=2021-01-23_23-34-41_000.jpg,phase=テープを貼ったところ：正面,apparatus=~,injury=擦り傷</text:p>
          </table:table-cell>
          <table:table-cell table:style-name="ce24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6" table:formula="of:=IF([.E23]=&quot;&quot;;[.C23];CONCATENATE([.C23];&quot; / &quot;;[.E23]))" office:value-type="string" office:string-value=":m 記録 / 身体 / ケガ / loc=左手：第３と第４指の間,cause=瓶を洗っていた：瓶の口に当該部分が触れていた,loc-incident=~,id=2021-01-23_23-34-41_000.jpg,phase=テープを貼ったところ：正面,apparatus=~,injury=擦り傷">
            <text:p>:m 記録 / 身体 / ケガ / loc=左手：第３と第４指の間,cause=瓶を洗っていた：瓶の口に当該部分が触れていた,loc-incident=~,id=2021-01-23_23-34-41_000.jpg,phase=テープを貼ったところ：正面,apparatus=~,injury=擦り傷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1-23_23-44-09_000.jpg</text:p>
          </table:table-cell>
          <table:table-cell table:style-name="ce19" office:value-type="string">
            <text:p>:m 記録 / 身体 / ケガ / loc=左手：第３と第４指の間,cause=瓶を洗っていた：瓶の口に当該部分が触れていた,loc-incident=~,id=2021-01-23_23-34-41_000.jpg,phase=テープを貼ったところ：背面,apparatus=~,injury=擦り傷</text:p>
          </table:table-cell>
          <table:table-cell table:style-name="ce18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6" table:formula="of:=IF([.E24]=&quot;&quot;;[.C24];CONCATENATE([.C24];&quot; / &quot;;[.E24]))" office:value-type="string" office:string-value=":m 記録 / 身体 / ケガ / loc=左手：第３と第４指の間,cause=瓶を洗っていた：瓶の口に当該部分が触れていた,loc-incident=~,id=2021-01-23_23-34-41_000.jpg,phase=テープを貼ったところ：背面,apparatus=~,injury=擦り傷">
            <text:p>:m 記録 / 身体 / ケガ / loc=左手：第３と第４指の間,cause=瓶を洗っていた：瓶の口に当該部分が触れていた,loc-incident=~,id=2021-01-23_23-34-41_000.jpg,phase=テープを貼ったところ：背面,apparatus=~,injury=擦り傷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1-23_23-44-16_000.jpg</text:p>
          </table:table-cell>
          <table:table-cell table:style-name="ce26" office:value-type="string">
            <text:p>:m 記録 / 身体 / ケガ / loc=右手：親指：左上隅：爪の角,cause=不明,loc-incident=~,id=2021-01-22_11-44-17_000.jpg,phase=テープを貼ったところ：背面,apparatus=~,injury=ひび割れ</text:p>
          </table:table-cell>
          <table:table-cell table:style-name="ce19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6" table:formula="of:=IF([.E25]=&quot;&quot;;[.C25];CONCATENATE([.C25];&quot; / &quot;;[.E25]))" office:value-type="string" office:string-value=":m 記録 / 身体 / ケガ / loc=右手：親指：左上隅：爪の角,cause=不明,loc-incident=~,id=2021-01-22_11-44-17_000.jpg,phase=テープを貼ったところ：背面,apparatus=~,injury=ひび割れ">
            <text:p>:m 記録 / 身体 / ケガ / loc=右手：親指：左上隅：爪の角,cause=不明,loc-incident=~,id=2021-01-22_11-44-17_000.jpg,phase=テープを貼ったところ：背面,apparatus=~,injury=ひび割れ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1-23_23-44-21_000.jpg</text:p>
          </table:table-cell>
          <table:table-cell table:style-name="ce26" office:value-type="string">
            <text:p>:m 記録 / 身体 / ケガ / loc=右手：親指：左上隅：爪の角,cause=不明,loc-incident=~,id=2021-01-22_11-44-17_000.jpg,phase=テープを貼ったところ：側面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62854 E-139-34-49.215087</text:p>
          </table:table-cell>
          <table:table-cell table:style-name="ce36" table:formula="of:=IF([.E26]=&quot;&quot;;[.C26];CONCATENATE([.C26];&quot; / &quot;;[.E26]))" office:value-type="string" office:string-value=":m 記録 / 身体 / ケガ / loc=右手：親指：左上隅：爪の角,cause=不明,loc-incident=~,id=2021-01-22_11-44-17_000.jpg,phase=テープを貼ったところ：側面,apparatus=~,injury=ひび割れ">
            <text:p>:m 記録 / 身体 / ケガ / loc=右手：親指：左上隅：爪の角,cause=不明,loc-incident=~,id=2021-01-22_11-44-17_000.jpg,phase=テープを貼ったところ：側面,apparatus=~,injury=ひび割れ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1-23_23-44-57_000.jpg</text:p>
          </table:table-cell>
          <table:table-cell table:style-name="ce26" office:value-type="string">
            <text:p>:m 記録 / 身体 / ケガ / loc=左手：親指：右下隅：爪の角,cause=不明,loc-incident=~,id=2021-01-23_23-44-57_000.jpg,phase=風呂から出たところ；テープを貼る前,apparatus=~,injury=ひび割れ</text:p>
          </table:table-cell>
          <table:table-cell table:style-name="ce20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6" table:formula="of:=IF([.E27]=&quot;&quot;;[.C27];CONCATENATE([.C27];&quot; / &quot;;[.E27]))" office:value-type="string" office:string-value=":m 記録 / 身体 / ケガ / loc=左手：親指：右下隅：爪の角,cause=不明,loc-incident=~,id=2021-01-23_23-44-57_000.jpg,phase=風呂から出たところ；テープを貼る前,apparatus=~,injury=ひび割れ">
            <text:p>:m 記録 / 身体 / ケガ / loc=左手：親指：右下隅：爪の角,cause=不明,loc-incident=~,id=2021-01-23_23-44-57_000.jpg,phase=風呂から出たところ；テープを貼る前,apparatus=~,injury=ひび割れ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1-24_00-14-07_000.jpg</text:p>
          </table:table-cell>
          <table:table-cell table:style-name="ce19" office:value-type="string">
            <text:p>:PHOTO 記録 / 経過記録；作ったもの / food=焼酎漬け / material=ニンニク：３玉；liquor=麦焼酎：400ml,time=~,container=big-medium-jar-at-kitchen / type=~,other=~,id=2021-01-18_00-17-34_000.jpg</text:p>
          </table:table-cell>
          <table:table-cell table:style-name="ce19"/>
          <table:table-cell table:style-name="ce4"/>
          <table:table-cell table:style-name="ce4" office:value-type="string">
            <text:p>N-35-35-28.889465 E-139-34-48.775634</text:p>
          </table:table-cell>
          <table:table-cell table:style-name="ce36" table:formula="of:=IF([.E28]=&quot;&quot;;[.C28];CONCATENATE([.C28];&quot; / &quot;;[.E28]))" office:value-type="string" office:string-value=":PHOTO 記録 / 経過記録；作ったもの / food=焼酎漬け / material=ニンニク：３玉；liquor=麦焼酎：400ml,time=~,container=big-medium-jar-at-kitchen / type=~,other=~,id=2021-01-18_00-17-34_000.jpg">
            <text:p>:PHOTO 記録 / 経過記録；作ったもの / food=焼酎漬け / material=ニンニク：３玉；liquor=麦焼酎：400ml,time=~,container=big-medium-jar-at-kitchen / type=~,other=~,id=2021-01-18_00-17-34_000.jpg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1-24_01-21-25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4"/>
          <table:table-cell table:style-name="ce4" office:value-type="string">
            <text:p>N-35-35-28.669738 E-139-34-49.160156</text:p>
          </table:table-cell>
          <table:table-cell table:style-name="ce36" table:formula="of:=IF([.E29]=&quot;&quot;;[.C29];CONCATENATE([.C29];&quot; / &quot;;[.E2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1-24_01-21-30_000.jpg</text:p>
          </table:table-cell>
          <table:table-cell table:style-name="ce19" office:value-type="string">
            <text:p>:m :PHOTO 寝た時刻 / 2020</text:p>
          </table:table-cell>
          <table:table-cell table:style-name="ce19" office:value-type="string">
            <text:p>:m :PHOTO 寝た時刻 / 2020</text:p>
          </table:table-cell>
          <table:table-cell table:style-name="ce4"/>
          <table:table-cell table:style-name="ce4" office:value-type="string">
            <text:p>N-35-35-28.669738 E-139-34-49.160156</text:p>
          </table:table-cell>
          <table:table-cell table:style-name="ce36" table:formula="of:=IF([.E30]=&quot;&quot;;[.C30];CONCATENATE([.C30];&quot; / &quot;;[.E30]))" office:value-type="string" office:string-value=":m :PHOTO 寝た時刻 / 2020">
            <text:p>:m :PHOTO 寝た時刻 / 202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1-24_01-21-57_000.jpg</text:p>
          </table:table-cell>
          <table:table-cell table:style-name="ce17" office:value-type="string">
            <text:p>:PHOTO 記録 / 文書 / 時刻：寝る支度：開始～終了=アダルト関連閲覧</text:p>
          </table:table-cell>
          <table:table-cell table:style-name="ce17" office:value-type="string">
            <text:p>:m :PHOTO 起きた時刻 / 2020</text:p>
          </table:table-cell>
          <table:table-cell table:style-name="ce4"/>
          <table:table-cell table:style-name="ce4"/>
          <table:table-cell table:style-name="ce36" table:formula="of:=IF([.E31]=&quot;&quot;;[.C31];CONCATENATE([.C31];&quot; / &quot;;[.E31]))" office:value-type="string" office:string-value=":PHOTO 記録 / 文書 / 時刻：寝る支度：開始～終了=アダルト関連閲覧">
            <text:p>:PHOTO 記録 / 文書 / 時刻：寝る支度：開始～終了=アダルト関連閲覧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1-24_01-24-14_000.jpg</text:p>
          </table:table-cell>
          <table:table-cell table:style-name="ce17" office:value-type="string">
            <text:p>:PHOTO 記録 / @自室 / 充電：電池：単３ / for=夜用 / 開始</text:p>
          </table:table-cell>
          <table:table-cell table:style-name="ce20" office:value-type="string">
            <text:p>:m :PHOTO 起きた時刻（夜中） / </text:p>
          </table:table-cell>
          <table:table-cell table:style-name="ce4"/>
          <table:table-cell table:style-name="ce4" office:value-type="string">
            <text:p>N-35-35-28.408813 E-139-34-49.544677</text:p>
          </table:table-cell>
          <table:table-cell table:style-name="ce36" table:formula="of:=IF([.E32]=&quot;&quot;;[.C32];CONCATENATE([.C32];&quot; / &quot;;[.E32]))" office:value-type="string" office:string-value=":PHOTO 記録 / @自室 / 充電：電池：単３ / for=夜用 / 開始">
            <text:p>:PHOTO 記録 / @自室 / 充電：電池：単３ / for=夜用 / 開始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1-24_04-57-10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39508 E-139-34-49.654541</text:p>
          </table:table-cell>
          <table:table-cell table:style-name="ce36" table:formula="of:=IF([.E33]=&quot;&quot;;[.C33];CONCATENATE([.C33];&quot; / &quot;;[.E33]))" office:value-type="string" office:string-value=":m :PHOTO 起きた時刻（夜中） / ">
            <text:p>:m :PHOTO 起きた時刻（夜中） / 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1-24_08-27-18_000.jpg</text:p>
          </table:table-cell>
          <table:table-cell table:style-name="ce17" office:value-type="string">
            <text:p>:m :PHOTO 起きた時刻 / 2020</text:p>
          </table:table-cell>
          <table:table-cell table:style-name="ce4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6" table:formula="of:=IF([.E34]=&quot;&quot;;[.C34];CONCATENATE([.C34];&quot; / &quot;;[.E34]))" office:value-type="string" office:string-value=":m :PHOTO 起きた時刻 / 2020">
            <text:p>:m :PHOTO 起きた時刻 / 202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string">
            <text:p>2021-01-24_08-51-08_000.jpg</text:p>
          </table:table-cell>
          <table:table-cell table:style-name="ce17" office:value-type="string">
            <text:p>:tome/ (J*) / お母さんが死んだら、仲間を探し、そして、見つけよう ||| :tome/ (J*) / 仲間のためにも、やろうよ：音楽；論理学；日本教調べ；「仲間」って、誰？ ||| :tome/ (J*) / my-mission:human-sufferingを減らす ||| :PHOTO 記録 / 文書 / content=焼酎漬け：飲むもの：組合せデータ</text:p>
          </table:table-cell>
          <table:table-cell table:style-name="ce18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6" table:formula="of:=IF([.E35]=&quot;&quot;;[.C35];CONCATENATE([.C35];&quot; / &quot;;[.E35]))" office:value-type="string" office:string-value=":tome/ (J*) / お母さんが死んだら、仲間を探し、そして、見つけよう ||| :tome/ (J*) / 仲間のためにも、やろうよ：音楽；論理学；日本教調べ；「仲間」って、誰？ ||| :tome/ (J*) / my-mission:human-sufferingを減らす ||| :PHOTO 記録 / 文書 / content=焼酎漬け：飲むもの：組合せデータ">
            <text:p>:tome/ (J*) / お母さんが死んだら、仲間を探し、そして、見つけよう ||| :tome/ (J*) / 仲間のためにも、やろうよ：音楽；論理学；日本教調べ；「仲間」って、誰？ ||| :tome/ (J*) / my-mission:human-sufferingを減らす ||| :PHOTO 記録 / 文書 / content=焼酎漬け：飲むもの：組合せデータ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string">
            <text:p>2021-01-24_08-52-19_000.jpg</text:p>
          </table:table-cell>
          <table:table-cell table:style-name="ce17" office:value-type="string">
            <text:p>:m :尺八,shakuhachi 1*1 / session-memo / s.1:score+,content=~,k.h-1 \\\ s.2:k.D,score+ \\\ s.3:k.h-4,score+</text:p>
          </table:table-cell>
          <table:table-cell table:style-name="ce19"/>
          <table:table-cell table:style-name="ce4"/>
          <table:table-cell table:style-name="ce4" office:value-type="string">
            <text:p>N-35-35-28.656005 E-139-34-49.270019</text:p>
          </table:table-cell>
          <table:table-cell table:style-name="ce36" table:formula="of:=IF([.E36]=&quot;&quot;;[.C36];CONCATENATE([.C36];&quot; / &quot;;[.E36]))" office:value-type="string" office:string-value=":m :尺八,shakuhachi 1*1 / session-memo / s.1:score+,content=~,k.h-1 \\\ s.2:k.D,score+ \\\ s.3:k.h-4,score+">
            <text:p>:m :尺八,shakuhachi 1*1 / session-memo / s.1:score+,content=~,k.h-1 \\\ s.2:k.D,score+ \\\ s.3:k.h-4,score+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4" office:value-type="string">
            <text:p>2021-01-24_09-02-16_000.jpg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6" table:formula="of:=IF([.E37]=&quot;&quot;;[.C37];CONCATENATE([.C37];&quot; / &quot;;[.E37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01-24_10-09-54_000.jpg</text:p>
          </table:table-cell>
          <table:table-cell table:style-name="ce20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683471 E-139-34-49.270019</text:p>
          </table:table-cell>
          <table:table-cell table:style-name="ce36" table:formula="of:=IF([.E38]=&quot;&quot;;[.C38];CONCATENATE([.C38];&quot; / &quot;;[.E38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2_18-17-14_000.mp4</text:p>
          </table:table-cell>
          <table:table-cell table:style-name="ce8" office:value-type="string">
            <text:p>:VIDEO / @自室 / 記録 / jap.flute-bamboo / 演奏、play / b-2021-0122-1 / genr=f-N:composition-relay-17:western-european-like-melody,key=G,R=1</text:p>
          </table:table-cell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string" office:string-value=":VIDEO / @自室 / 記録 / jap.flute-bamboo / 演奏、play / b-2021-0122-1 / genr=f-N:composition-relay-17:western-european-like-melody,key=G,R=1">
            <text:p>:VIDEO / @自室 / 記録 / jap.flute-bamboo / 演奏、play / b-2021-0122-1 / genr=f-N:composition-relay-17:western-european-like-melody,key=G,R=1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2_19-02-39_000.mp4</text:p>
          </table:table-cell>
          <table:table-cell table:style-name="ce8" office:value-type="string">
            <text:p>:VIDEO / @自室 / 記録 / jap.flute-bamboo / 演奏、play / b-2021-0122-2 / genr=f-prev:composition-relay-17:western-european-like-melody,key=G,R=2,other=section-E</text:p>
          </table:table-cell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string" office:string-value=":VIDEO / @自室 / 記録 / jap.flute-bamboo / 演奏、play / b-2021-0122-2 / genr=f-prev:composition-relay-17:western-european-like-melody,key=G,R=2,other=section-E">
            <text:p>:VIDEO / @自室 / 記録 / jap.flute-bamboo / 演奏、play / b-2021-0122-2 / genr=f-prev:composition-relay-17:western-european-like-melody,key=G,R=2,other=section-E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22_19-27-03_000.mid</text:p>
          </table:table-cell>
          <table:table-cell table:style-name="ce8" office:value-type="string">
            <text:p>:in-mid / app=perfect-piano / 演奏、play / id-2021-0122-1 / category=melody,inst=~,for=~,genre=japanese-tune</text:p>
          </table:table-cell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string" office:string-value=":in-mid / app=perfect-piano / 演奏、play / id-2021-0122-1 / category=melody,inst=~,for=~,genre=japanese-tune">
            <text:p>:in-mid / app=perfect-piano / 演奏、play / id-2021-0122-1 / category=melody,inst=~,for=~,genre=japanese-tune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22_21-21-57_000.mid</text:p>
          </table:table-cell>
          <table:table-cell table:style-name="ce8" office:value-type="string">
            <text:p>:in-mid / app=perfect-piano / 演奏、play / id-2021-0122-2 / category=melody,inst=shinobue,for=~,genre=japanese-tune</text:p>
          </table:table-cell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string" office:string-value=":in-mid / app=perfect-piano / 演奏、play / id-2021-0122-2 / category=melody,inst=shinobue,for=~,genre=japanese-tune">
            <text:p>:in-mid / app=perfect-piano / 演奏、play / id-2021-0122-2 / category=melody,inst=shinobue,for=~,genre=japanese-tune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23_04-14-01_000.mid</text:p>
          </table:table-cell>
          <table:table-cell table:style-name="ce8" office:value-type="string">
            <text:p>:in-mid / app=perfect-piano / 演奏、play / id-2021-0123-1 / category=melody,inst=~,for=~,genre=~</text:p>
          </table:table-cell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string" office:string-value=":in-mid / app=perfect-piano / 演奏、play / id-2021-0123-1 / category=melody,inst=~,for=~,genre=~">
            <text:p>:in-mid / app=perfect-piano / 演奏、play / id-2021-0123-1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23_15-13-50_000.mid</text:p>
          </table:table-cell>
          <table:table-cell table:style-name="ce8" office:value-type="string">
            <text:p>:in-mid / app=perfect-piano / 演奏、play / id-2021-0123-2 / category=melody,inst=~,for=~,genre=~</text:p>
          </table:table-cell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string" office:string-value=":in-mid / app=perfect-piano / 演奏、play / id-2021-0123-2 / category=melody,inst=~,for=~,genre=~">
            <text:p>:in-mid / app=perfect-piano / 演奏、play / id-2021-0123-2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4">2021/01/24</text:date>, <text:time>15:35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24T15:35:08.05</dc:date>
    <dc:creator>iwabuchi ken</dc:creator>
    <meta:editing-duration>P30DT17H24M57S</meta:editing-duration>
    <meta:editing-cycles>11407</meta:editing-cycles>
    <meta:document-statistic meta:table-count="1" meta:cell-count="545" meta:object-count="0"/>
  </office:meta>
</office:document-meta>
</file>